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font-size="16pt" style:text-underline-style="none" fo:font-weight="normal" officeooo:rsid="022b4382" officeooo:paragraph-rsid="022b4382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font-size="16pt" style:text-underline-style="none" fo:font-weight="normal" officeooo:rsid="022e805c" officeooo:paragraph-rsid="022e805c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 style:list-style-name="L3">
      <style:text-properties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text-properties fo:font-size="16pt" style:text-underline-style="none" fo:font-weight="normal" officeooo:rsid="00682ead" officeooo:paragraph-rsid="00682ead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27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28" style:family="paragraph" style:parent-style-name="Standard" style:list-style-name="L4">
      <style:text-properties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29" style:family="paragraph" style:parent-style-name="Standard" style:list-style-name="L4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0" style:family="paragraph" style:parent-style-name="Standard" style:list-style-name="L4">
      <style:text-properties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3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34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35" style:family="paragraph" style:parent-style-name="Standard" style:list-style-name="L5">
      <style:text-properties fo:font-size="16pt" style:text-underline-style="none" fo:font-weight="normal" officeooo:rsid="007e8aa3" officeooo:paragraph-rsid="007e8aa3" style:font-size-asian="14pt" style:font-weight-asian="normal" style:font-size-complex="16pt" style:font-weight-complex="normal"/>
    </style:style>
    <style:style style:name="P36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40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41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44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45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46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47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48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49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53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54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55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56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57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59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61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63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64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65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66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67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68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69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70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71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72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73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74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75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76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77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78" style:family="paragraph" style:parent-style-name="Standard">
      <style:text-properties officeooo:paragraph-rsid="00d2ea77"/>
    </style:style>
    <style:style style:name="P79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80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81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82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83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84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85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86" style:family="paragraph" style:parent-style-name="Standard" style:list-style-name="L11">
      <style:text-properties officeooo:paragraph-rsid="00d2ea77"/>
    </style:style>
    <style:style style:name="P87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88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89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0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91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92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93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94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95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96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97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98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99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00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01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02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03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04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05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06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09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10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11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12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13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14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15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16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17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18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19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20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21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22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23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24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25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26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27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28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29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30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31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32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33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34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35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36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37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38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39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40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41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42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43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44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45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46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48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49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50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51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52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53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54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55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56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58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59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0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61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62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63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4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65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66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67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68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69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70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71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73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74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75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76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77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78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79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80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1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82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84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85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86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87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88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89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191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2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195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196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197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198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199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01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02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06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09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12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16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17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19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22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23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24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25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26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27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29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30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31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32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33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34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24e8e6d"/>
    </style:style>
    <style:style style:name="T3" style:family="text">
      <style:text-properties officeooo:rsid="0015f190"/>
    </style:style>
    <style:style style:name="T4" style:family="text">
      <style:text-properties style:text-underline-style="none" officeooo:rsid="00551c0a"/>
    </style:style>
    <style:style style:name="T5" style:family="text">
      <style:text-properties officeooo:rsid="02277288"/>
    </style:style>
    <style:style style:name="T6" style:family="text">
      <style:text-properties officeooo:rsid="005eab1d"/>
    </style:style>
    <style:style style:name="T7" style:family="text">
      <style:text-properties style:text-underline-style="solid" style:text-underline-width="auto" style:text-underline-color="font-color" officeooo:rsid="0063b63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79c660"/>
    </style:style>
    <style:style style:name="T10" style:family="text">
      <style:text-properties style:text-underline-style="solid" style:text-underline-width="auto" style:text-underline-color="font-color" officeooo:rsid="00818030"/>
    </style:style>
    <style:style style:name="T11" style:family="text">
      <style:text-properties style:text-underline-style="solid" style:text-underline-width="auto" style:text-underline-color="font-color" officeooo:rsid="023478cc"/>
    </style:style>
    <style:style style:name="T12" style:family="text">
      <style:text-properties officeooo:rsid="02376253"/>
    </style:style>
    <style:style style:name="T13" style:family="text">
      <style:text-properties officeooo:rsid="023933f6"/>
    </style:style>
    <style:style style:name="T14" style:family="text">
      <style:text-properties officeooo:rsid="02372915"/>
    </style:style>
    <style:style style:name="T15" style:family="text">
      <style:text-properties officeooo:rsid="0237b804"/>
    </style:style>
    <style:style style:name="T16" style:family="text">
      <style:text-properties officeooo:rsid="0241bbfe"/>
    </style:style>
    <style:style style:name="T17" style:family="text">
      <style:text-properties officeooo:rsid="0243f0b7"/>
    </style:style>
    <style:style style:name="T18" style:family="text">
      <style:text-properties officeooo:rsid="02460a50"/>
    </style:style>
    <style:style style:name="T19" style:family="text">
      <style:text-properties officeooo:rsid="009955a8"/>
    </style:style>
    <style:style style:name="T20" style:family="text">
      <style:text-properties officeooo:rsid="024dd3ce"/>
    </style:style>
    <style:style style:name="T21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22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23" style:family="text">
      <style:text-properties officeooo:rsid="016911fe"/>
    </style:style>
    <style:style style:name="T24" style:family="text">
      <style:text-properties officeooo:rsid="019b411f"/>
    </style:style>
    <style:style style:name="T25" style:family="text">
      <style:text-properties officeooo:rsid="019d475c"/>
    </style:style>
    <style:style style:name="T26" style:family="text">
      <style:text-properties officeooo:rsid="019f1375"/>
    </style:style>
    <style:style style:name="T27" style:family="text">
      <style:text-properties officeooo:rsid="019f6bf2"/>
    </style:style>
    <style:style style:name="T28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29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30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31" style:family="text">
      <style:text-properties officeooo:rsid="01a54b31"/>
    </style:style>
    <style:style style:name="T32" style:family="text">
      <style:text-properties officeooo:rsid="01a71ab7"/>
    </style:style>
    <style:style style:name="T33" style:family="text">
      <style:text-properties officeooo:rsid="01a775c8"/>
    </style:style>
    <style:style style:name="T34" style:family="text">
      <style:text-properties officeooo:rsid="021a8e0e"/>
    </style:style>
    <style:style style:name="T35" style:family="text">
      <style:text-properties officeooo:rsid="01740416"/>
    </style:style>
    <style:style style:name="T36" style:family="text">
      <style:text-properties officeooo:rsid="021901a4"/>
    </style:style>
    <style:style style:name="T37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38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39" style:family="text">
      <style:text-properties officeooo:rsid="01a3ee2f"/>
    </style:style>
    <style:style style:name="T40" style:family="text">
      <style:text-properties officeooo:rsid="016b3d87"/>
    </style:style>
    <style:style style:name="T41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42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44" style:family="text">
      <style:text-properties officeooo:rsid="016f107a"/>
    </style:style>
    <style:style style:name="T45" style:family="text">
      <style:text-properties officeooo:rsid="01708151"/>
    </style:style>
    <style:style style:name="T46" style:family="text">
      <style:text-properties officeooo:rsid="01709967"/>
    </style:style>
    <style:style style:name="T47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48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49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50" style:family="text">
      <style:text-properties officeooo:rsid="01616c1a"/>
    </style:style>
    <style:style style:name="T51" style:family="text">
      <style:text-properties officeooo:rsid="013e2120"/>
    </style:style>
    <style:style style:name="T52" style:family="text">
      <style:text-properties officeooo:rsid="01631034"/>
    </style:style>
    <style:style style:name="T53" style:family="text">
      <style:text-properties officeooo:rsid="013ded00"/>
    </style:style>
    <style:style style:name="T54" style:family="text">
      <style:text-properties officeooo:rsid="0163f451"/>
    </style:style>
    <style:style style:name="T55" style:family="text">
      <style:text-properties officeooo:rsid="01654b68"/>
    </style:style>
    <style:style style:name="T56" style:family="text">
      <style:text-properties officeooo:rsid="01442540"/>
    </style:style>
    <style:style style:name="T57" style:family="text">
      <style:text-properties officeooo:rsid="016607eb"/>
    </style:style>
    <style:style style:name="T58" style:family="text">
      <style:text-properties officeooo:rsid="0168cbac"/>
    </style:style>
    <style:style style:name="T59" style:family="text">
      <style:text-properties officeooo:rsid="01773cae"/>
    </style:style>
    <style:style style:name="T60" style:family="text">
      <style:text-properties officeooo:rsid="0179ba53"/>
    </style:style>
    <style:style style:name="T61" style:family="text">
      <style:text-properties officeooo:rsid="01810e99"/>
    </style:style>
    <style:style style:name="T62" style:family="text">
      <style:text-properties officeooo:rsid="01828e1e"/>
    </style:style>
    <style:style style:name="T6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4" style:family="text">
      <style:text-properties style:text-underline-style="none"/>
    </style:style>
    <style:style style:name="T65" style:family="text">
      <style:text-properties style:text-underline-style="solid" style:text-underline-width="auto" style:text-underline-color="font-color" officeooo:rsid="00a896fb"/>
    </style:style>
    <style:style style:name="T66" style:family="text">
      <style:text-properties officeooo:rsid="01bc380d"/>
    </style:style>
    <style:style style:name="T67" style:family="text">
      <style:text-properties officeooo:rsid="01ca0036"/>
    </style:style>
    <style:style style:name="T68" style:family="text">
      <style:text-properties fo:color="#ff0000" loext:opacity="100%" style:text-underline-style="solid" style:text-underline-width="auto" style:text-underline-color="font-color" officeooo:rsid="00a896fb"/>
    </style:style>
    <style:style style:name="T69" style:family="text">
      <style:text-properties officeooo:rsid="00a896fb"/>
    </style:style>
    <style:style style:name="T70" style:family="text">
      <style:text-properties officeooo:rsid="01cb4c7c"/>
    </style:style>
    <style:style style:name="T71" style:family="text">
      <style:text-properties officeooo:rsid="01df2a9a"/>
    </style:style>
    <style:style style:name="T72" style:family="text">
      <style:text-properties fo:color="#ff0000" loext:opacity="100%" style:text-underline-style="solid" style:text-underline-width="auto" style:text-underline-color="font-color" officeooo:rsid="00a93f62"/>
    </style:style>
    <style:style style:name="T73" style:family="text">
      <style:text-properties officeooo:rsid="00a93f62"/>
    </style:style>
    <style:style style:name="T74" style:family="text">
      <style:text-properties officeooo:rsid="01d6c055"/>
    </style:style>
    <style:style style:name="T75" style:family="text">
      <style:text-properties officeooo:rsid="01d90578"/>
    </style:style>
    <style:style style:name="T76" style:family="text">
      <style:text-properties officeooo:rsid="01dbb7fb"/>
    </style:style>
    <style:style style:name="T77" style:family="text">
      <style:text-properties officeooo:rsid="01dd8ab8"/>
    </style:style>
    <style:style style:name="T78" style:family="text">
      <style:text-properties officeooo:rsid="0144f084"/>
    </style:style>
    <style:style style:name="T79" style:family="text">
      <style:text-properties officeooo:rsid="01465b33"/>
    </style:style>
    <style:style style:name="T80" style:family="text">
      <style:text-properties fo:font-size="16pt" officeooo:rsid="00add342" style:font-size-asian="14pt" style:font-size-complex="16pt"/>
    </style:style>
    <style:style style:name="T81" style:family="text">
      <style:text-properties fo:font-size="16pt" officeooo:rsid="00e58f72" style:font-size-asian="14pt" style:font-size-complex="16pt"/>
    </style:style>
    <style:style style:name="T82" style:family="text">
      <style:text-properties fo:font-size="16pt" officeooo:rsid="0148c406" style:font-size-asian="14pt" style:font-size-complex="16pt"/>
    </style:style>
    <style:style style:name="T83" style:family="text">
      <style:text-properties officeooo:rsid="0148ec47"/>
    </style:style>
    <style:style style:name="T84" style:family="text">
      <style:text-properties officeooo:rsid="014a662a"/>
    </style:style>
    <style:style style:name="T85" style:family="text">
      <style:text-properties officeooo:rsid="014a8a26"/>
    </style:style>
    <style:style style:name="T86" style:family="text">
      <style:text-properties officeooo:rsid="014d3fc4"/>
    </style:style>
    <style:style style:name="T87" style:family="text">
      <style:text-properties officeooo:rsid="014f8098"/>
    </style:style>
    <style:style style:name="T88" style:family="text">
      <style:text-properties officeooo:rsid="01506429"/>
    </style:style>
    <style:style style:name="T89" style:family="text">
      <style:text-properties officeooo:rsid="0154b529"/>
    </style:style>
    <style:style style:name="T90" style:family="text">
      <style:text-properties officeooo:rsid="0155f557"/>
    </style:style>
    <style:style style:name="T91" style:family="text">
      <style:text-properties officeooo:rsid="015d0fbc"/>
    </style:style>
    <style:style style:name="T92" style:family="text">
      <style:text-properties officeooo:rsid="00f486f9"/>
    </style:style>
    <style:style style:name="T93" style:family="text">
      <style:text-properties officeooo:rsid="018b1d81"/>
    </style:style>
    <style:style style:name="T94" style:family="text">
      <style:text-properties officeooo:rsid="01903b6d"/>
    </style:style>
    <style:style style:name="T95" style:family="text">
      <style:text-properties officeooo:rsid="01905aaa"/>
    </style:style>
    <style:style style:name="T96" style:family="text">
      <style:text-properties officeooo:rsid="0192cae7"/>
    </style:style>
    <style:style style:name="T97" style:family="text">
      <style:text-properties officeooo:rsid="019600f6"/>
    </style:style>
    <style:style style:name="T98" style:family="text">
      <style:text-properties officeooo:rsid="01983dfe"/>
    </style:style>
    <style:style style:name="T99" style:family="text">
      <style:text-properties officeooo:rsid="01026dd9"/>
    </style:style>
    <style:style style:name="T100" style:family="text">
      <style:text-properties officeooo:rsid="01028bd7"/>
    </style:style>
    <style:style style:name="T101" style:family="text">
      <style:text-properties officeooo:rsid="0102c6f2"/>
    </style:style>
    <style:style style:name="T102" style:family="text">
      <style:text-properties officeooo:rsid="01045409"/>
    </style:style>
    <style:style style:name="T103" style:family="text">
      <style:text-properties officeooo:rsid="010c17f9"/>
    </style:style>
    <style:style style:name="T104" style:family="text">
      <style:text-properties officeooo:rsid="010cb075"/>
    </style:style>
    <style:style style:name="T105" style:family="text">
      <style:text-properties fo:font-size="16pt" style:text-underline-style="none" style:font-size-asian="14pt" style:font-size-complex="16pt"/>
    </style:style>
    <style:style style:name="T106" style:family="text">
      <style:text-properties style:text-underline-style="solid" style:text-underline-width="auto" style:text-underline-color="font-color" officeooo:rsid="023214a2"/>
    </style:style>
    <style:style style:name="T107" style:family="text">
      <style:text-properties style:text-underline-style="solid" style:text-underline-width="auto" style:text-underline-color="font-color" officeooo:rsid="011e29b9"/>
    </style:style>
    <style:style style:name="T108" style:family="text">
      <style:text-properties fo:font-weight="bold" officeooo:rsid="01eb472f" style:font-weight-asian="bold" style:font-weight-complex="bold"/>
    </style:style>
    <style:style style:name="T109" style:family="text">
      <style:text-properties officeooo:rsid="01eb472f"/>
    </style:style>
    <style:style style:name="T110" style:family="text">
      <style:text-properties officeooo:rsid="01eda450"/>
    </style:style>
    <style:style style:name="T111" style:family="text">
      <style:text-properties officeooo:rsid="01edbf19"/>
    </style:style>
    <style:style style:name="T112" style:family="text">
      <style:text-properties fo:font-weight="bold" officeooo:rsid="01f2d93e" style:font-weight-asian="bold" style:font-weight-complex="bold"/>
    </style:style>
    <style:style style:name="T113" style:family="text">
      <style:text-properties officeooo:rsid="01f2d93e"/>
    </style:style>
    <style:style style:name="T114" style:family="text">
      <style:text-properties officeooo:rsid="01f33f51"/>
    </style:style>
    <style:style style:name="T115" style:family="text">
      <style:text-properties officeooo:rsid="01f5e877"/>
    </style:style>
    <style:style style:name="T116" style:family="text">
      <style:text-properties officeooo:rsid="01f6ace2"/>
    </style:style>
    <style:style style:name="T117" style:family="text">
      <style:text-properties style:use-window-font-color="true" loext:opacity="0%" fo:font-weight="bold" officeooo:rsid="01f89dd0" style:font-weight-asian="bold" style:font-weight-complex="bold"/>
    </style:style>
    <style:style style:name="T118" style:family="text">
      <style:text-properties style:use-window-font-color="true" loext:opacity="0%" officeooo:rsid="01f89dd0"/>
    </style:style>
    <style:style style:name="T119" style:family="text">
      <style:text-properties style:use-window-font-color="true" loext:opacity="0%" officeooo:rsid="01fa8cef"/>
    </style:style>
    <style:style style:name="T120" style:family="text">
      <style:text-properties style:use-window-font-color="true" loext:opacity="0%" officeooo:rsid="01fc5430"/>
    </style:style>
    <style:style style:name="T121" style:family="text">
      <style:text-properties fo:font-weight="bold" officeooo:rsid="01fe77ca" style:font-weight-asian="bold" style:font-weight-complex="bold"/>
    </style:style>
    <style:style style:name="T122" style:family="text">
      <style:text-properties officeooo:rsid="01fe77ca"/>
    </style:style>
    <style:style style:name="T123" style:family="text">
      <style:text-properties officeooo:rsid="01ffaeea"/>
    </style:style>
    <style:style style:name="T124" style:family="text">
      <style:text-properties officeooo:rsid="02006345"/>
    </style:style>
    <style:style style:name="T125" style:family="text">
      <style:text-properties fo:font-weight="bold" officeooo:rsid="0202635f" style:font-weight-asian="bold" style:font-weight-complex="bold"/>
    </style:style>
    <style:style style:name="T126" style:family="text">
      <style:text-properties officeooo:rsid="0202635f"/>
    </style:style>
    <style:style style:name="T127" style:family="text">
      <style:text-properties officeooo:rsid="0203e4d9"/>
    </style:style>
    <style:style style:name="T128" style:family="text">
      <style:text-properties officeooo:rsid="0204f942"/>
    </style:style>
    <style:style style:name="T129" style:family="text">
      <style:text-properties officeooo:rsid="0204a648"/>
    </style:style>
    <style:style style:name="T130" style:family="text">
      <style:text-properties fo:font-weight="bold" officeooo:rsid="0207e0c8" style:font-weight-asian="bold" style:font-weight-complex="bold"/>
    </style:style>
    <style:style style:name="T131" style:family="text">
      <style:text-properties officeooo:rsid="0207e0c8"/>
    </style:style>
    <style:style style:name="T132" style:family="text">
      <style:text-properties officeooo:rsid="021beef1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21aa521" style:font-weight-asian="bold" style:font-weight-complex="bold"/>
    </style:style>
    <style:style style:name="T135" style:family="text">
      <style:text-properties officeooo:rsid="021aa521"/>
    </style:style>
    <style:style style:name="T136" style:family="text">
      <style:text-properties officeooo:rsid="021e19da"/>
    </style:style>
    <style:style style:name="T137" style:family="text">
      <style:text-properties officeooo:rsid="021e5e8a"/>
    </style:style>
    <style:style style:name="T138" style:family="text">
      <style:text-properties officeooo:rsid="01e34d5c"/>
    </style:style>
    <style:style style:name="T139" style:family="text">
      <style:text-properties officeooo:rsid="01e77a12"/>
    </style:style>
    <style:style style:name="T140" style:family="text">
      <style:text-properties style:text-underline-style="solid" style:text-underline-width="auto" style:text-underline-color="font-color" officeooo:rsid="012a5d09"/>
    </style:style>
    <style:style style:name="T141" style:family="text">
      <style:text-properties officeooo:rsid="023440b4"/>
    </style:style>
    <style:style style:name="T142" style:family="text">
      <style:text-properties officeooo:rsid="012d4e0d"/>
    </style:style>
    <style:style style:name="T143" style:family="text">
      <style:text-properties officeooo:rsid="0138c29b"/>
    </style:style>
    <style:style style:name="T144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  <text:list-item>
          <text:p text:style-name="P7">Email Service (for <text:span text:style-name="T2">notification</text:span>)</text:p>
        </text:list-item>
      </text:list>
      <text:p text:style-name="P8"/>
      <text:p text:style-name="P9">____________________________________________________________</text:p>
      <text:p text:style-name="P10">2. <text:span text:style-name="T3">Use Cases</text:span></text:p>
      <text:p text:style-name="P11"/>
      <text:p text:style-name="P12"><text:span text:style-name="T4">2.1 </text:span>User <text:span text:style-name="T5">Management</text:span>:</text:p>
      <text:p text:style-name="P13"><text:tab/></text:p>
      <text:list text:style-name="L2">
        <text:list-item>
          <text:p text:style-name="P14"><text:span text:style-name="T6">Existing/Pre-created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7">Deactivate staff.</text:p>
        </text:list-item>
        <text:list-item>
          <text:p text:style-name="P18">Admin/Staff logs out.</text:p>
        </text:list-item>
        <text:list-item>
          <text:p text:style-name="P19">View admin/staff.</text:p>
        </text:list-item>
      </text:list>
      <text:p text:style-name="P20"/>
      <text:p text:style-name="P21">2.2 <text:span text:style-name="T7">Product Management</text:span></text:p>
      <text:p text:style-name="P22"/>
      <text:list text:style-name="L3">
        <text:list-item>
          <text:p text:style-name="P23">Admin adds product.</text:p>
        </text:list-item>
        <text:list-item>
          <text:p text:style-name="P23">Admin edits product.</text:p>
        </text:list-item>
        <text:list-item>
          <text:p text:style-name="P23">Admin deactivates product.</text:p>
        </text:list-item>
        <text:list-item>
          <text:p text:style-name="P24">Admin views product details and history.</text:p>
        </text:list-item>
      </text:list>
      <text:p text:style-name="P25"/>
      <text:p text:style-name="P26">2.3 <text:span text:style-name="T8">Supplier Management</text:span></text:p>
      <text:p text:style-name="P27"/>
      <text:list text:style-name="L4">
        <text:list-item>
          <text:p text:style-name="P28"><text:soft-page-break/>Admin adds supplier.</text:p>
        </text:list-item>
        <text:list-item>
          <text:p text:style-name="P28">Admin edits supplier.</text:p>
        </text:list-item>
        <text:list-item>
          <text:p text:style-name="P29">Admin deactivates supplier.</text:p>
        </text:list-item>
        <text:list-item>
          <text:p text:style-name="P30">View supplier.</text:p>
        </text:list-item>
      </text:list>
      <text:p text:style-name="P31"/>
      <text:p text:style-name="P32">2.4 <text:span text:style-name="T9">Stock Management</text:span></text:p>
      <text:p text:style-name="P33"/>
      <text:list text:style-name="L5">
        <text:list-item>
          <text:p text:style-name="P34">Admin records incoming stock.</text:p>
        </text:list-item>
        <text:list-item>
          <text:p text:style-name="P35">Senior Staff record incoming stock.</text:p>
        </text:list-item>
        <text:list-item>
          <text:p text:style-name="P36">Staff record outgoing stock.</text:p>
        </text:list-item>
        <text:list-item>
          <text:p text:style-name="P36">Admin records adjustments.</text:p>
        </text:list-item>
        <text:list-item>
          <text:p text:style-name="P36">Admin views stock movement history.</text:p>
        </text:list-item>
      </text:list>
      <text:p text:style-name="P37"/>
      <text:p text:style-name="P38">2.5 <text:span text:style-name="T10">Forecasting</text:span></text:p>
      <text:p text:style-name="P39"/>
      <text:list text:style-name="L6">
        <text:list-item>
          <text:p text:style-name="P40">Admin/Staff view forecasts.</text:p>
        </text:list-item>
        <text:list-item>
          <text:p text:style-name="P41">Admin triggers manual forecast refresh (if needed).</text:p>
        </text:list-item>
      </text:list>
      <text:p text:style-name="P42"/>
      <text:p text:style-name="P43">2.6 <text:span text:style-name="T11">Procurement Management</text:span></text:p>
      <text:p text:style-name="P44"/>
      <text:list text:style-name="L7">
        <text:list-item>
          <text:p text:style-name="P45">Admin/<text:span text:style-name="T12">Senior </text:span><text:span text:style-name="T13">s</text:span><text:span text:style-name="T14">taff</text:span> creates purchase order.</text:p>
        </text:list-item>
        <text:list-item>
          <text:p text:style-name="P46">Admin/<text:span text:style-name="T12">S</text:span><text:span text:style-name="T15">enior </text:span><text:span text:style-name="T13">s</text:span><text:span text:style-name="T12">ta</text:span><text:span text:style-name="T15">ff</text:span> adds <text:span text:style-name="T16">product </text:span>line item.</text:p>
        </text:list-item>
        <text:list-item>
          <text:p text:style-name="P46">Admin/<text:span text:style-name="T13">Senior staff</text:span> removes <text:span text:style-name="T17">product </text:span>line item.</text:p>
        </text:list-item>
        <text:list-item>
          <text:p text:style-name="P47">Admin/Senior staff view purchase order.</text:p>
        </text:list-item>
        <text:list-item>
          <text:p text:style-name="P48">Admin/Senior staff edits purchase order.</text:p>
        </text:list-item>
        <text:list-item>
          <text:p text:style-name="P49">Admin/<text:span text:style-name="T18">Senior staff</text:span> exports purchase order to PDF.</text:p>
        </text:list-item>
      </text:list>
      <text:p text:style-name="P50"/>
      <text:p text:style-name="P51">2.7 <text:span text:style-name="T8">Reporting</text:span></text:p>
      <text:p text:style-name="P52"/>
      <text:list text:style-name="L8">
        <text:list-item>
          <text:p text:style-name="P53">Admin/Staff view stock valuation report.</text:p>
        </text:list-item>
        <text:list-item>
          <text:p text:style-name="P53">Admin/Staff view fastest-moving items report.</text:p>
        </text:list-item>
        <text:list-item>
          <text:p text:style-name="P54">Admin/Staff view slow-moving items report.</text:p>
        </text:list-item>
        <text:list-item>
          <text:p text:style-name="P55">Admin/Staff view forecast report.</text:p>
        </text:list-item>
        <text:list-item>
          <text:p text:style-name="P55">Admin/Staff view monthly usage report.</text:p>
        </text:list-item>
        <text:list-item>
          <text:p text:style-name="P56">Admin/Staff view <text:span text:style-name="T19">shrinkage/adjustment report.</text:span></text:p>
        </text:list-item>
        <text:list-item>
          <text:p text:style-name="P57">Admin/Staff export reports to CSV/PDF.</text:p>
        </text:list-item>
      </text:list>
      <text:p text:style-name="P58"/>
      <text:p text:style-name="P59">2.8 <text:span text:style-name="T8">Dashboard</text:span></text:p>
      <text:p text:style-name="P60"><text:soft-page-break/></text:p>
      <text:list text:style-name="L9">
        <text:list-item>
          <text:p text:style-name="P61">Admin/Staff view low stock.</text:p>
        </text:list-item>
        <text:list-item>
          <text:p text:style-name="P61"><text:span text:style-name="T20">Admin/Staff view </text:span>predicted stockouts.</text:p>
        </text:list-item>
      </text:list>
      <text:p text:style-name="P62"/>
      <text:p text:style-name="P63">____________________________________________________________</text:p>
      <text:p text:style-name="P64">3. Entities</text:p>
      <text:p text:style-name="P65"/>
      <text:p text:style-name="P66"><text:span text:style-name="T21">3.1 </text:span><text:span text:style-name="T22">Admin</text:span></text:p>
      <text:p text:style-name="P67"/>
      <text:list text:style-name="L10">
        <text:list-item>
          <text:p text:style-name="P68">Id → <text:span text:style-name="T23">A unique ID for the </text:span><text:span text:style-name="T24">admin.</text:span></text:p>
        </text:list-item>
        <text:list-item>
          <text:p text:style-name="P69">FirstName → <text:span text:style-name="T23">The first name of the </text:span><text:span text:style-name="T25">admin.</text:span></text:p>
        </text:list-item>
        <text:list-item>
          <text:p text:style-name="P70">LastName → <text:span text:style-name="T23">The last name of the staff.</text:span></text:p>
        </text:list-item>
        <text:list-item>
          <text:p text:style-name="P71">Email → <text:span text:style-name="T26">The admin’s email.</text:span></text:p>
        </text:list-item>
        <text:list-item>
          <text:p text:style-name="P71">Username → <text:span text:style-name="T26">The admin’s personal username or login username.</text:span></text:p>
        </text:list-item>
        <text:list-item>
          <text:p text:style-name="P72">PasswordHash → <text:span text:style-name="T27">The admin’s hashed password.</text:span></text:p>
        </text:list-item>
        <text:list-item>
          <text:p text:style-name="P73"><text:span text:style-name="T28">Role</text:span><text:span text:style-name="T29">Id → </text:span><text:span text:style-name="T30">Indicates the role of the admin (Admin).</text:span></text:p>
        </text:list-item>
        <text:list-item>
          <text:p text:style-name="P74">Status → <text:span text:style-name="T31">Indicates if the admin is still active in the company or is deactivated.</text:span></text:p>
        </text:list-item>
        <text:list-item>
          <text:p text:style-name="P75">DateCreated → <text:span text:style-name="T32">The date on which the admin was added to the system.</text:span></text:p>
        </text:list-item>
        <text:list-item>
          <text:p text:style-name="P75">LastLoginDate → <text:span text:style-name="T33">The date on which the admin last logged in.</text:span></text:p>
        </text:list-item>
        <text:list-item>
          <text:p text:style-name="P76">Permission<text:span text:style-name="T34">s</text:span> → <text:span text:style-name="T35">The privileges that the </text:span><text:span text:style-name="T36">admin</text:span><text:span text:style-name="T35"> is given in the system.</text:span></text:p>
        </text:list-item>
      </text:list>
      <text:p text:style-name="P77"/>
      <text:p text:style-name="P78"><text:span text:style-name="T37">3.2 </text:span><text:span text:style-name="T38">Staff</text:span></text:p>
      <text:p text:style-name="P79"/>
      <text:list text:style-name="L11">
        <text:list-item>
          <text:p text:style-name="P80"><text:span text:style-name="T39">Id</text:span> → <text:span text:style-name="T23">A unique ID for the staff.</text:span></text:p>
        </text:list-item>
        <text:list-item>
          <text:p text:style-name="P81">FirstName → <text:span text:style-name="T23">The first name of the staff.</text:span></text:p>
        </text:list-item>
        <text:list-item>
          <text:p text:style-name="P81">LastName → <text:span text:style-name="T23">The last name of the staff.</text:span></text:p>
        </text:list-item>
        <text:list-item>
          <text:p text:style-name="P81">Email → <text:span text:style-name="T23">The email of the staff.</text:span></text:p>
        </text:list-item>
        <text:list-item>
          <text:p text:style-name="P81">Username → <text:span text:style-name="T23">The personal username of the staff, for login purposes.</text:span></text:p>
        </text:list-item>
        <text:list-item>
          <text:p text:style-name="P82">PasswordHash → <text:span text:style-name="T40">The password of the staff, hashed.</text:span></text:p>
        </text:list-item>
        <text:list-item>
          <text:p text:style-name="P83"><text:span text:style-name="T28">Role</text:span><text:span text:style-name="T41">Id → </text:span><text:span text:style-name="T42">Specifies the role of the staff in the company. </text:span><text:span text:style-name="T43">(Staff or Senior Staff)</text:span></text:p>
        </text:list-item>
        <text:list-item>
          <text:p text:style-name="P84">Status → <text:span text:style-name="T44">Indicates if the staff is still active in the company or deactivated.</text:span></text:p>
        </text:list-item>
        <text:list-item>
          <text:p text:style-name="P85">DateCreated → <text:span text:style-name="T45">The date on which the staff was added to the system.</text:span></text:p>
        </text:list-item>
        <text:list-item>
          <text:p text:style-name="P85">LastLoginDate → <text:span text:style-name="T46">The date on which the staff last logged in.</text:span></text:p>
        </text:list-item>
        <text:list-item>
          <text:p text:style-name="P86"><text:span text:style-name="T47">Permission</text:span><text:span text:style-name="T48">s → </text:span><text:span text:style-name="T49">The privileges that the staff is given in the system. </text:span></text:p>
        </text:list-item>
      </text:list>
      <text:p text:style-name="P87"><text:soft-page-break/></text:p>
      <text:p text:style-name="P88">3.3 <text:span text:style-name="T8">Supplier</text:span></text:p>
      <text:list xml:id="list2457964890" text:style-name="L12">
        <text:list-header>
          <text:p text:style-name="P89"/>
        </text:list-header>
        <text:list-item>
          <text:p text:style-name="P90">Id → <text:span text:style-name="T50">A unique ID for the supplier.</text:span></text:p>
        </text:list-item>
        <text:list-item>
          <text:p text:style-name="P90"><text:span text:style-name="T51">Supplier</text:span>Name → <text:span text:style-name="T52">The name of the supplier.</text:span></text:p>
        </text:list-item>
        <text:list-item>
          <text:p text:style-name="P90">ContactPerson<text:span text:style-name="T53">Name → </text:span><text:span text:style-name="T52">The name of the person they interact with.</text:span></text:p>
        </text:list-item>
        <text:list-item>
          <text:p text:style-name="P91">ContactPersonEmail → <text:span text:style-name="T54">The email of the person they interact with.</text:span></text:p>
        </text:list-item>
        <text:list-item>
          <text:p text:style-name="P91">ContactPersonPhone → <text:span text:style-name="T54">The phone number of the person they interact with.</text:span></text:p>
        </text:list-item>
        <text:list-item>
          <text:p text:style-name="P92">ContactPersonRole → <text:span text:style-name="T54">The role of the person they interact with.</text:span></text:p>
        </text:list-item>
        <text:list-item>
          <text:p text:style-name="P93">Address → <text:span text:style-name="T55">The physical address of the supplier.</text:span></text:p>
        </text:list-item>
        <text:list-item>
          <text:p text:style-name="P94">Phon<text:span text:style-name="T56">e → </text:span><text:span text:style-name="T55">The phone number of the supplier.</text:span></text:p>
        </text:list-item>
        <text:list-item>
          <text:p text:style-name="P94">Email → <text:span text:style-name="T55">The email of the supplier.</text:span></text:p>
        </text:list-item>
        <text:list-item>
          <text:p text:style-name="P94">Website → <text:span text:style-name="T55">The URL of the supplier’s website.</text:span></text:p>
        </text:list-item>
        <text:list-item>
          <text:p text:style-name="P95">IsActive → <text:span text:style-name="T57">Indicates whether the supplier is still active or deactivated.</text:span></text:p>
        </text:list-item>
        <text:list-item>
          <text:p text:style-name="P95">DateCreated → <text:span text:style-name="T58">The date on which the supplier was added to the system.</text:span></text:p>
        </text:list-item>
      </text:list>
      <text:p text:style-name="P96"/>
      <text:p text:style-name="P97">3.4 <text:span text:style-name="T8">StockTransaction</text:span></text:p>
      <text:p text:style-name="P98"/>
      <text:list text:style-name="L13">
        <text:list-item>
          <text:p text:style-name="P99">TransactionId → <text:span text:style-name="T59">A unique ID for each stock transaction.</text:span></text:p>
        </text:list-item>
        <text:list-item>
          <text:p text:style-name="P100">ProductId →<text:span text:style-name="T60">Identifies which product the stock change applies to.</text:span></text:p>
        </text:list-item>
        <text:list-item>
          <text:p text:style-name="P101">UserId → Identifies the admin or staff who performed the action.</text:p>
        </text:list-item>
        <text:list-item>
          <text:p text:style-name="P102">Date → The exact timestamp the transaction occurred.</text:p>
        </text:list-item>
        <text:list-item>
          <text:p text:style-name="P103">QuantityChange → The amount by which stock changed.</text:p>
        </text:list-item>
        <text:list-item>
          <text:p text:style-name="P104">Reason<text:span text:style-name="T61">TypeId</text:span> → <text:span text:style-name="T62">Provides clarity on the nature of the transaction.</text:span></text:p>
        </text:list-item>
        <text:list-item>
          <text:p text:style-name="P105">PreviousStock → The stock quantity before this transaction was applied.</text:p>
        </text:list-item>
        <text:list-item>
          <text:p text:style-name="P106">NewStock → The stock quantity after the transaction was applied.</text:p>
        </text:list-item>
      </text:list>
      <text:p text:style-name="P96"/>
      <text:p text:style-name="P107">3.5 <text:span text:style-name="T8">PurchaseOrder</text:span><text:span text:style-name="T63"/></text:p>
      <text:p text:style-name="P108"><text:span text:style-name="T64"/></text:p>
      <text:list text:style-name="L14">
        <text:list-item>
          <text:p text:style-name="P109">PurchaseOrderId → Unique ID for each purchase order.</text:p>
        </text:list-item>
        <text:list-item>
          <text:p text:style-name="P110">SupplierId → Identifies the supplier to which the PO is sent.</text:p>
        </text:list-item>
        <text:list-item>
          <text:p text:style-name="P111">OrderDate → Date the PO was created.</text:p>
        </text:list-item>
        <text:list-item>
          <text:p text:style-name="P112">ExpectedDeliveryDate → Estimated date the supplier will deliver the goods.</text:p>
        </text:list-item>
        <text:list-item>
          <text:p text:style-name="P113"><text:soft-page-break/>Status → Tracks where the PO is in the process (Pending/Approved/Sent/Partially Received/Completed/Canceled).</text:p>
        </text:list-item>
        <text:list-item>
          <text:p text:style-name="P114">Notes → Internal comments or instructions.</text:p>
        </text:list-item>
        <text:list-item>
          <text:p text:style-name="P115">AutoGenerated → It helps analytics and traceability (true, if PO was generated by the forecast engine or false, if created manually by the admin).</text:p>
        </text:list-item>
      </text:list>
      <text:p text:style-name="P116"/>
      <text:p text:style-name="P117">3.6 <text:span text:style-name="T65">PurchaseOrderItem</text:span></text:p>
      <text:p text:style-name="P118"/>
      <text:list text:style-name="L15">
        <text:list-item>
          <text:p text:style-name="P119">PurchaseOrderItemId <text:s/>→ <text:span text:style-name="T66">Unique ID for the PO line item.</text:span></text:p>
        </text:list-item>
        <text:list-item>
          <text:p text:style-name="P120">ProductId → Identifies which purchase order this item belongs to.</text:p>
        </text:list-item>
        <text:list-item>
          <text:p text:style-name="P121">QuantityOrdered → Quantity requested from the supplier.</text:p>
        </text:list-item>
        <text:list-item>
          <text:p text:style-name="P122">UnitCost → Cost of a single unit at the time the PO was created.</text:p>
        </text:list-item>
        <text:list-item>
          <text:p text:style-name="P123">TotalCost → StoredValue = QuantityOrdered * UnitCost.</text:p>
        </text:list-item>
        <text:list-item>
          <text:p text:style-name="P124">QuantityReceived → Tracks how much of this item has actually been delivered by the supplier.</text:p>
        </text:list-item>
        <text:list-item>
          <text:p text:style-name="P125">ReceivedDate → <text:span text:style-name="T67">The date on which the item was fully received.</text:span></text:p>
        </text:list-item>
        <text:list-item>
          <text:p text:style-name="P126">PurchaseOrderId → Links the item to the purchase order.</text:p>
        </text:list-item>
      </text:list>
      <text:p text:style-name="P127"/>
      <text:p text:style-name="P128">3.7 <text:span text:style-name="T68">Forecast</text:span><text:span text:style-name="T69"> </text:span><text:span text:style-name="T70">(</text:span><text:span text:style-name="T71">generated on demand</text:span><text:span text:style-name="T70">)</text:span></text:p>
      <text:p text:style-name="P129"/>
      <text:list text:style-name="L16">
        <text:list-item>
          <text:p text:style-name="P130">ForecastId → Identifies the forecast.</text:p>
        </text:list-item>
        <text:list-item>
          <text:p text:style-name="P131">ProductId → The product the forecast is for.</text:p>
        </text:list-item>
        <text:list-item>
          <text:p text:style-name="P132">ForecastDate → Date for which the prediction applies.</text:p>
        </text:list-item>
        <text:list-item>
          <text:p text:style-name="P133">ForecastedQuantity → How many units are expected to be needed/sold/used on that date.</text:p>
        </text:list-item>
        <text:list-item>
          <text:p text:style-name="P134">GeneratedOn → Timestamp when the forecast was calculated.</text:p>
        </text:list-item>
        <text:list-item>
          <text:p text:style-name="P135">MethodUsed → Indicates the forecasting algorithm used.</text:p>
        </text:list-item>
      </text:list>
      <text:p text:style-name="P136"/>
      <text:p text:style-name="P137">3.8 <text:span text:style-name="T72">Report</text:span><text:span text:style-name="T73"> </text:span><text:span text:style-name="T70">(</text:span><text:span text:style-name="T71">generated on demand</text:span><text:span text:style-name="T70">)</text:span></text:p>
      <text:p text:style-name="P138"/>
      <text:list text:style-name="L17">
        <text:list-item>
          <text:p text:style-name="P139">ReportId → An identifier for the report.</text:p>
        </text:list-item>
        <text:list-item>
          <text:p text:style-name="P140">ReportType → <text:span text:style-name="T74">StockValuation/Shrinkage/Forecast/FastMoving/MonthlyUsage.</text:span></text:p>
        </text:list-item>
        <text:list-item>
          <text:p text:style-name="P141">Generate<text:span text:style-name="T75">d</text:span>On → Timestamp when the report was generated.</text:p>
        </text:list-item>
        <text:list-item>
          <text:p text:style-name="P142">GeneratedByUserId → The ID of the user who generated the report.</text:p>
        </text:list-item>
        <text:list-item>
          <text:p text:style-name="P143">PeriodStart → The <text:span text:style-name="T76">start of the </text:span>period for which the report was generated.</text:p>
        </text:list-item>
        <text:list-item>
          <text:p text:style-name="P144"><text:soft-page-break/>PeriodEnd → The end of the period for which the report was generated.</text:p>
        </text:list-item>
        <text:list-item>
          <text:p text:style-name="P145">Data (JSON) → <text:span text:style-name="T77">The report result stored as JSON.</text:span></text:p>
        </text:list-item>
      </text:list>
      <text:p text:style-name="P146"/>
      <text:p text:style-name="P147">3.9 <text:span text:style-name="T8">Product</text:span></text:p>
      <text:p text:style-name="P147"/>
      <text:list text:style-name="L18">
        <text:list-item>
          <text:p text:style-name="P148">SKU → <text:span text:style-name="T78">A unique ID for the product.</text:span></text:p>
        </text:list-item>
        <text:list-item>
          <text:p text:style-name="P148">Name → <text:span text:style-name="T78">The name of the product.</text:span></text:p>
        </text:list-item>
        <text:list-item>
          <text:p text:style-name="P148">Description → <text:span text:style-name="T78">A </text:span><text:span text:style-name="T79">text describing the product.</text:span></text:p>
        </text:list-item>
        <text:list-item>
          <text:p text:style-name="P149"><text:span text:style-name="T80">Supplier</text:span><text:span text:style-name="T81">Id → </text:span><text:span text:style-name="T82">Links the product to its default supplier.</text:span></text:p>
        </text:list-item>
        <text:list-item>
          <text:p text:style-name="P148">Unit Price → <text:span text:style-name="T83">The selling price of the product.</text:span></text:p>
        </text:list-item>
        <text:list-item>
          <text:p text:style-name="P148">Cost Price → <text:span text:style-name="T84">The price the business pays the supplier for one unit.</text:span></text:p>
        </text:list-item>
        <text:list-item>
          <text:p text:style-name="P148">Minimum Stock Level → <text:span text:style-name="T85">The threshold below which the product becomes “low stock”.</text:span></text:p>
        </text:list-item>
        <text:list-item>
          <text:p text:style-name="P148">Current Stock → <text:span text:style-name="T86">The real time quantity available.</text:span></text:p>
        </text:list-item>
        <text:list-item>
          <text:p text:style-name="P148">Reorder Quantity → <text:span text:style-name="T87">The default quantity to order when stock is low.</text:span></text:p>
        </text:list-item>
        <text:list-item>
          <text:p text:style-name="P150">Category → <text:span text:style-name="T88">Allows grouping of products.</text:span></text:p>
        </text:list-item>
        <text:list-item>
          <text:p text:style-name="P151">UnitMeasurement → <text:span text:style-name="T89">The si</text:span><text:span text:style-name="T90">ze</text:span><text:span text:style-name="T89"> of the product.</text:span></text:p>
        </text:list-item>
        <text:list-item>
          <text:p text:style-name="P152">IsActive → Indicates if the product is available, to avoid deleting stock history.</text:p>
        </text:list-item>
        <text:list-item>
          <text:p text:style-name="P153">DateCreated → For audits and tracking when the product was added.</text:p>
        </text:list-item>
        <text:list-item>
          <text:p text:style-name="P154">LastUpdated → Tracks when product details were last changed.</text:p>
        </text:list-item>
        <text:list-item>
          <text:p text:style-name="P155">Barcode → <text:span text:style-name="T91">A numeric or alphanumeric code printed under the barcode symbol.</text:span></text:p>
        </text:list-item>
      </text:list>
      <text:p text:style-name="P156"/>
      <text:p text:style-name="P157"><text:span text:style-name="T92">3</text:span>.<text:span text:style-name="T92">1</text:span>0 <text:span text:style-name="T8">Permission</text:span></text:p>
      <text:list text:continue-list="list2457964890" text:style-name="L12">
        <text:list-header>
          <text:p text:style-name="P158"/>
        </text:list-header>
        <text:list-item>
          <text:p text:style-name="P159">Id → <text:span text:style-name="T93">A unique ID for the permission.</text:span></text:p>
        </text:list-item>
        <text:list-item>
          <text:p text:style-name="P159">Name → <text:span text:style-name="T93">The name of the permission.</text:span></text:p>
        </text:list-item>
        <text:list-item>
          <text:p text:style-name="P159">Description → <text:span text:style-name="T94">A text describing the permission.</text:span></text:p>
        </text:list-item>
      </text:list>
      <text:p text:style-name="P160"/>
      <text:p text:style-name="P161"><text:span text:style-name="T92">3</text:span>.1<text:span text:style-name="T92">1</text:span> <text:span text:style-name="T8">Role</text:span></text:p>
      <text:p text:style-name="P162"/>
      <text:list text:style-name="L19">
        <text:list-item>
          <text:p text:style-name="P163">Id → <text:span text:style-name="T95">An identifier for the </text:span><text:span text:style-name="T96">role</text:span><text:span text:style-name="T95">. </text:span></text:p>
        </text:list-item>
        <text:list-item>
          <text:p text:style-name="P163">Name → <text:span text:style-name="T96">The name of the role.</text:span></text:p>
        </text:list-item>
      </text:list>
      <text:p text:style-name="P164"/>
      <text:p text:style-name="P165"><text:span text:style-name="T92">3</text:span>.<text:span text:style-name="T92">1</text:span>2 <text:span text:style-name="T8">RolePermission</text:span></text:p>
      <text:p text:style-name="P164"/>
      <text:list text:style-name="L20">
        <text:list-item>
          <text:p text:style-name="P166"><text:soft-page-break/>RoleId → <text:span text:style-name="T97">Links the entity to a role.</text:span></text:p>
        </text:list-item>
        <text:list-item>
          <text:p text:style-name="P166">PermissionId → <text:span text:style-name="T98">Links the entity to a permission.</text:span></text:p>
        </text:list-item>
      </text:list>
      <text:p text:style-name="P167"/>
      <text:p text:style-name="P168">3.13 <text:span text:style-name="T8">ReasonType</text:span><text:span text:style-name="T63"/></text:p>
      <text:p text:style-name="P169"><text:span text:style-name="T64"/></text:p>
      <text:list text:style-name="L21">
        <text:list-item>
          <text:p text:style-name="P170">Id → A unique ID for the reason type.</text:p>
        </text:list-item>
        <text:list-item>
          <text:p text:style-name="P170">Reason → (Received/Issued/Adjusted/Damaged/Returned)</text:p>
        </text:list-item>
      </text:list>
      <text:p text:style-name="P171"/>
      <text:p text:style-name="P172">____________________________________________________________</text:p>
      <text:p text:style-name="P173">4. Permission Types</text:p>
      <text:p text:style-name="P172"/>
      <text:p text:style-name="P174">4.1 <text:span text:style-name="T8">User Management</text:span></text:p>
      <text:p text:style-name="P174"><text:span text:style-name="T64"/></text:p>
      <text:list text:style-name="L22">
        <text:list-item>
          <text:p text:style-name="P175">C<text:span text:style-name="T99">reate</text:span>U<text:span text:style-name="T99">ser</text:span></text:p>
        </text:list-item>
        <text:list-item>
          <text:p text:style-name="P175">E<text:span text:style-name="T99">dit</text:span>U<text:span text:style-name="T99">ser</text:span></text:p>
        </text:list-item>
        <text:list-item>
          <text:p text:style-name="P175">D<text:span text:style-name="T99">eactivate</text:span>U<text:span text:style-name="T99">ser</text:span></text:p>
        </text:list-item>
        <text:list-item>
          <text:p text:style-name="P175">V<text:span text:style-name="T100">iew</text:span>U<text:span text:style-name="T100">sers</text:span></text:p>
        </text:list-item>
      </text:list>
      <text:p text:style-name="P176"/>
      <text:p text:style-name="P177">4.2 <text:span text:style-name="T8">Product Management</text:span></text:p>
      <text:p text:style-name="P177"><text:span text:style-name="T64"/></text:p>
      <text:list text:style-name="L23">
        <text:list-item>
          <text:p text:style-name="P178">A<text:span text:style-name="T101">dd</text:span>P<text:span text:style-name="T101">roduct</text:span></text:p>
        </text:list-item>
        <text:list-item>
          <text:p text:style-name="P178">E<text:span text:style-name="T101">dit</text:span>P<text:span text:style-name="T101">roduct</text:span></text:p>
        </text:list-item>
        <text:list-item>
          <text:p text:style-name="P178">D<text:span text:style-name="T102">eactivate</text:span>P<text:span text:style-name="T102">roduct</text:span></text:p>
        </text:list-item>
        <text:list-item>
          <text:p text:style-name="P178">V<text:span text:style-name="T102">iew</text:span>P<text:span text:style-name="T102">roduct</text:span>D<text:span text:style-name="T102">etails</text:span></text:p>
        </text:list-item>
        <text:list-item>
          <text:p text:style-name="P179">ViewProductHistory</text:p>
        </text:list-item>
      </text:list>
      <text:p text:style-name="P180"/>
      <text:p text:style-name="P181">4.3 <text:span text:style-name="T8">Supplier Management</text:span></text:p>
      <text:p text:style-name="P181"><text:span text:style-name="T64"/></text:p>
      <text:list text:style-name="L24">
        <text:list-item>
          <text:p text:style-name="P182">AddSupplier</text:p>
        </text:list-item>
        <text:list-item>
          <text:p text:style-name="P182">EditSupplier</text:p>
        </text:list-item>
        <text:list-item>
          <text:p text:style-name="P182">DeactivateSupplier</text:p>
        </text:list-item>
        <text:list-item>
          <text:p text:style-name="P182">ViewSupplierDetails</text:p>
        </text:list-item>
      </text:list>
      <text:p text:style-name="P183"/>
      <text:p text:style-name="P184">4.4 <text:span text:style-name="T8">Stock Management</text:span></text:p>
      <text:p text:style-name="P184"><text:span text:style-name="T64"/></text:p>
      <text:list text:style-name="L25">
        <text:list-item>
          <text:p text:style-name="P185">Record<text:span text:style-name="T103">Incoming</text:span>Stock</text:p>
        </text:list-item>
        <text:list-item>
          <text:p text:style-name="P186">Record<text:span text:style-name="T104">Outgoing</text:span>Stock</text:p>
        </text:list-item>
        <text:list-item>
          <text:p text:style-name="P187">RecordAdjustment</text:p>
        </text:list-item>
        <text:list-item>
          <text:p text:style-name="P188">ViewStockLevels</text:p>
        </text:list-item>
      </text:list>
      <text:p text:style-name="P189"><text:soft-page-break/></text:p>
      <text:p text:style-name="P190">4.5 <text:span text:style-name="T8">Forecasting</text:span></text:p>
      <text:p text:style-name="P190"><text:span text:style-name="T105"/></text:p>
      <text:list text:style-name="L26">
        <text:list-item>
          <text:p text:style-name="P191">ViewForecast</text:p>
        </text:list-item>
        <text:list-item>
          <text:p text:style-name="P191">ViewForecastAlerts</text:p>
        </text:list-item>
        <text:list-item>
          <text:p text:style-name="P192">RefreshForecasts</text:p>
        </text:list-item>
      </text:list>
      <text:p text:style-name="P193"/>
      <text:p text:style-name="P194">4.6 <text:span text:style-name="T106">Procurement Management</text:span></text:p>
      <text:p text:style-name="P195"/>
      <text:list text:style-name="L27">
        <text:list-item>
          <text:p text:style-name="P196">CreatePurchaseOrder</text:p>
        </text:list-item>
        <text:list-item>
          <text:p text:style-name="P196">EditPurchaseOrder</text:p>
        </text:list-item>
        <text:list-item>
          <text:p text:style-name="P196">ViewPurchaseOrder</text:p>
        </text:list-item>
        <text:list-item>
          <text:p text:style-name="P196">ExportPurchaseOrderToPdf</text:p>
        </text:list-item>
        <text:list-item>
          <text:p text:style-name="P196">UpdatePurchaseOrderStatus</text:p>
        </text:list-item>
      </text:list>
      <text:p text:style-name="P194"/>
      <text:p text:style-name="P197">4.7 <text:span text:style-name="T107">Reports</text:span></text:p>
      <text:p text:style-name="P198"/>
      <text:list text:style-name="L28">
        <text:list-item>
          <text:p text:style-name="P199">ViewReports</text:p>
        </text:list-item>
        <text:list-item>
          <text:p text:style-name="P199">ExportReports</text:p>
        </text:list-item>
      </text:list>
      <text:p text:style-name="P200"/>
      <text:p text:style-name="P201">4.8 <text:span text:style-name="T8">Notifications</text:span></text:p>
      <text:p text:style-name="P201"><text:span text:style-name="T64"/></text:p>
      <text:list text:style-name="L29">
        <text:list-item>
          <text:p text:style-name="P202">ViewLowStockAlerts</text:p>
        </text:list-item>
        <text:list-item>
          <text:p text:style-name="P202">ViewStockoutPredictionAlerts</text:p>
        </text:list-item>
        <text:list-item>
          <text:p text:style-name="P202">ViewSlowMovingAlerts</text:p>
        </text:list-item>
      </text:list>
      <text:p text:style-name="P203"/>
      <text:p text:style-name="P204">____________________________________________________________</text:p>
      <text:p text:style-name="P205">5. Entity Relationships</text:p>
      <text:p text:style-name="P206"/>
      <text:p text:style-name="P207">5.1 <text:span text:style-name="T108">User</text:span><text:span text:style-name="T109"> </text:span><text:span text:style-name="T110">may perform one or more</text:span><text:span text:style-name="T109"> </text:span><text:span text:style-name="T108">StockTransaction</text:span><text:span text:style-name="T109">s, but a StockTransaction is performed by one User. </text:span><text:span text:style-name="T111">[1:M]</text:span></text:p>
      <text:p text:style-name="P207"/>
      <text:p text:style-name="P208">5.2 <text:span text:style-name="T112">User</text:span><text:span text:style-name="T113"> may create one or more </text:span><text:span text:style-name="T112">PurchaseOrder</text:span><text:span text:style-name="T113">(s), </text:span><text:span text:style-name="T114">but a PurchaseOrder is created by one User. </text:span><text:span text:style-name="T115">[1:M</text:span><text:span text:style-name="T116">]</text:span></text:p>
      <text:p text:style-name="P208"/>
      <text:p text:style-name="P209">5.3 <text:span text:style-name="T117">Supplier</text:span><text:span text:style-name="T118"> may supply one or more </text:span><text:span text:style-name="T117">Product</text:span><text:span text:style-name="T118">(s), </text:span><text:span text:style-name="T119">but a Product is supplied by only one Supplier. </text:span><text:span text:style-name="T120">[1:M]</text:span></text:p>
      <text:p text:style-name="P209"/>
      <text:p text:style-name="P210"><text:soft-page-break/>5.4 <text:span text:style-name="T121">Supplier</text:span><text:span text:style-name="T122"> may receive one or more </text:span><text:span text:style-name="T121">PurchaseOrder</text:span><text:span text:style-name="T122">(s), </text:span><text:span text:style-name="T123">but a PurchaseOrder may be sent to only one Supplier. </text:span><text:span text:style-name="T124">[1:M]</text:span></text:p>
      <text:p text:style-name="P210"/>
      <text:p text:style-name="P211">5.5 <text:span text:style-name="T125">Product</text:span><text:span text:style-name="T126"> may appear in one or more </text:span><text:span text:style-name="T125">StockTransaction</text:span><text:span text:style-name="T126">(s), </text:span><text:span text:style-name="T127">but a StockTransaction belong</text:span><text:span text:style-name="T128">s</text:span><text:span text:style-name="T127"> to one Product. </text:span><text:span text:style-name="T129">[1:M]</text:span></text:p>
      <text:p text:style-name="P211"/>
      <text:p text:style-name="P212">5.6 <text:span text:style-name="T130">Product</text:span><text:span text:style-name="T131"> may appear in one or more </text:span><text:span text:style-name="T130">PurchaseOrderItem</text:span><text:span text:style-name="T131">(s), but a PurchaseOrderItem belongs to one Product. </text:span><text:span text:style-name="T132">[1:M]</text:span></text:p>
      <text:p text:style-name="P212"/>
      <text:p text:style-name="P213">5.7 <text:span text:style-name="T133">PurchaseOrder</text:span> may contain one or more <text:span text:style-name="T133">PurchaseOrderItem</text:span>(s), but a PurchaseOrderItem belongs to one PurchaseOrder. [1:M]</text:p>
      <text:p text:style-name="P213"/>
      <text:p text:style-name="P214">5.8 <text:span text:style-name="T134">User</text:span><text:span text:style-name="T135"> may have one or more </text:span><text:span text:style-name="T134">Permission</text:span><text:span text:style-name="T135">(s), </text:span><text:span text:style-name="T136">and a Permission may be granted to one or more User(s). </text:span><text:span text:style-name="T137">[M:N]</text:span></text:p>
      <text:p text:style-name="P215"/>
      <text:p text:style-name="P203">____________________________________________________________</text:p>
      <text:p text:style-name="P216"><text:span text:style-name="T138">6</text:span>. Permission Assignments</text:p>
      <text:p text:style-name="P217"/>
      <text:p text:style-name="P218"><text:span text:style-name="T139">6</text:span>.1 <text:span text:style-name="T8">Admin</text:span></text:p>
      <text:p text:style-name="P218"><text:span text:style-name="T64"/></text:p>
      <text:list text:style-name="L30">
        <text:list-item>
          <text:p text:style-name="P219">All permissions</text:p>
        </text:list-item>
      </text:list>
      <text:p text:style-name="P220"/>
      <text:p text:style-name="P220"><text:span text:style-name="T139">6</text:span>.2 <text:span text:style-name="T140">Senior Staff</text:span></text:p>
      <text:p text:style-name="P221"/>
      <text:list text:style-name="L31">
        <text:list-item>
          <text:p text:style-name="P222">Stock Permissions</text:p>
        </text:list-item>
        <text:list-item>
          <text:p text:style-name="P223">Forecast Permissions</text:p>
        </text:list-item>
        <text:list-item>
          <text:p text:style-name="P224"><text:span text:style-name="T141">Procurement</text:span> Permission<text:span text:style-name="T142">s</text:span></text:p>
        </text:list-item>
        <text:list-item>
          <text:p text:style-name="P225">Notification Permissions</text:p>
        </text:list-item>
        <text:list-item>
          <text:p text:style-name="P226">Reports Permissions</text:p>
        </text:list-item>
        <text:list-item>
          <text:p text:style-name="P227">ViewProductDetails</text:p>
        </text:list-item>
      </text:list>
      <text:p text:style-name="P228"/>
      <text:p text:style-name="P229"><text:span text:style-name="T139">6</text:span>.3 <text:span text:style-name="T8">Standard Staff</text:span></text:p>
      <text:p text:style-name="P229"><text:span text:style-name="T64"/></text:p>
      <text:list text:style-name="L32">
        <text:list-item>
          <text:p text:style-name="P230">RecordOutgoingStock <text:span text:style-name="T143">Permission</text:span></text:p>
        </text:list-item>
        <text:list-item>
          <text:p text:style-name="P231">ViewStockLevels Permission</text:p>
        </text:list-item>
        <text:list-item>
          <text:p text:style-name="P232">ViewForecast Permission</text:p>
        </text:list-item>
        <text:list-item>
          <text:p text:style-name="P233">ViewProductDetails <text:span text:style-name="T144">Permission</text:span></text:p>
        </text:list-item>
      </text:list>
      <text:p text:style-name="P234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1-24T07:50:57.841171245</dc:date>
    <meta:editing-duration>P1DT8H14M21S</meta:editing-duration>
    <meta:editing-cycles>511</meta:editing-cycles>
    <meta:print-date>2025-11-24T07:51:15.194271517</meta:print-date>
    <meta:document-statistic meta:table-count="0" meta:image-count="0" meta:object-count="0" meta:page-count="9" meta:paragraph-count="235" meta:word-count="1533" meta:character-count="9420" meta:non-whitespace-character-count="8293"/>
  </office:meta>
</office:document-meta>
</file>